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99cm" style:rel-column-width="11517*"/>
    </style:style>
    <style:style style:name="Table1.B" style:family="table-column">
      <style:table-column-properties style:column-width="0.935cm" style:rel-column-width="3601*"/>
    </style:style>
    <style:style style:name="Table1.P" style:family="table-column">
      <style:table-column-properties style:column-width="0.935cm" style:rel-column-width="360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P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P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Table_20_Contents">
      <style:text-properties style:font-name="Courier New" fo:font-size="8pt" style:font-name-asian="Courier New" style:font-size-asian="8pt" style:font-name-complex="Courier New" style:font-size-complex="8pt"/>
    </style:style>
    <style:style style:name="P4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14"/>
        <table:table-column table:style-name="Table1.P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PC0</text:p>
            <text:p text:style-name="P3">ADC0</text:p>
          </table:table-cell>
          <table:table-cell table:style-name="Table1.A1" office:value-type="string">
            <text:p text:style-name="P3">PC1</text:p>
            <text:p text:style-name="P3">ADC1</text:p>
          </table:table-cell>
          <table:table-cell table:style-name="Table1.A1" office:value-type="string">
            <text:p text:style-name="P3">PC2</text:p>
            <text:p text:style-name="P3">ADC2</text:p>
          </table:table-cell>
          <table:table-cell table:style-name="Table1.A1" office:value-type="string">
            <text:p text:style-name="P3">PC3</text:p>
            <text:p text:style-name="P3">ADC3</text:p>
          </table:table-cell>
          <table:table-cell table:style-name="Table1.A1" office:value-type="string">
            <text:p text:style-name="P3">--</text:p>
            <text:p text:style-name="P3">ADC6</text:p>
          </table:table-cell>
          <table:table-cell table:style-name="Table1.A1" office:value-type="string">
            <text:p text:style-name="P3">--</text:p>
            <text:p text:style-name="P3">ADC7</text:p>
          </table:table-cell>
          <table:table-cell table:style-name="Table1.A1" office:value-type="string">
            <text:p text:style-name="P3">PD2</text:p>
          </table:table-cell>
          <table:table-cell table:style-name="Table1.A1" office:value-type="string">
            <text:p text:style-name="P3">PD3</text:p>
          </table:table-cell>
          <table:table-cell table:style-name="Table1.A1" office:value-type="string">
            <text:p text:style-name="P3">PD4</text:p>
          </table:table-cell>
          <table:table-cell table:style-name="Table1.A1" office:value-type="string">
            <text:p text:style-name="P3">PD5</text:p>
          </table:table-cell>
          <table:table-cell table:style-name="Table1.A1" office:value-type="string">
            <text:p text:style-name="P3">PD6</text:p>
          </table:table-cell>
          <table:table-cell table:style-name="Table1.A1" office:value-type="string">
            <text:p text:style-name="P3">Pd7</text:p>
          </table:table-cell>
          <table:table-cell table:style-name="Table1.A1" office:value-type="string">
            <text:p text:style-name="P3">PB0</text:p>
          </table:table-cell>
          <table:table-cell table:style-name="Table1.A1" office:value-type="string">
            <text:p text:style-name="P3">PB1</text:p>
          </table:table-cell>
          <table:table-cell table:style-name="Table1.P1" office:value-type="string">
            <text:p text:style-name="P3">PB2</text:p>
          </table:table-cell>
        </table:table-row>
        <table:table-row>
          <table:table-cell table:style-name="Table1.A2" office:value-type="string">
            <text:p text:style-name="P1">HALL Y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P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HALL 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P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Waga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P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LED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Prąd Y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P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Prąd Z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P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1">LED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LED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LED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Servo Z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ervo 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P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LED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LED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LED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x</text:p>
          </table:table-cell>
          <table:table-cell table:style-name="Table1.P2" office:value-type="string">
            <text:p text:style-name="P2">+</text:p>
          </table:table-cell>
        </table:table-row>
        <table:table-row>
          <table:table-cell table:style-name="Table1.A2" office:value-type="string">
            <text:p text:style-name="P1">LED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A2" office:value-type="string">
            <text:p text:style-name="P2">+</text:p>
          </table:table-cell>
          <table:table-cell table:style-name="Table1.P2" office:value-type="string">
            <text:p text:style-name="P2">x</text:p>
          </table:table-cell>
        </table:table-row>
      </table:table>
      <text:p text:style-name="Preformatted_20_Text"/>
      <text:p text:style-name="Preformatted_20_Text">Legenda:</text:p>
      <text:p text:style-name="Preformatted_20_Text">x<text:tab/>w tej chwili podłączony</text:p>
      <text:p text:style-name="Preformatted_20_Text">-<text:tab/>nie może być podłączony</text:p>
      <text:p text:style-name="Preformatted_20_Text">+<text:tab/>może być podłączony</text:p>
      <text:p text:style-name="Preformatted_20_Text"/>
      <text:p text:style-name="P1">Servo Z<text:tab/>- tylko piny posiadające sprzętowy PWM, teraz nie pamiętam które to</text:p>
      <text:p text:style-name="P1">Servo Y<text:tab/>- tylko piny posiadające sprzętowy PWM, teraz nie pamiętam które to</text:p>
      <text:p text:style-name="P1"/>
      <text:p text:style-name="P1">Piny posiadające sprzętowy PWM to: </text:p>
      <text:p text:style-name="P1">Timer1: PB1/OC1A oraz PB2/OC1B/SS</text:p>
      <text:p text:style-name="P1">Timer: PB3/OC1/MOSI - on odpada, ponieważ używa go SPI</text:p>
      <text:p text:style-name="P1"/>
      <text:p text:style-name="P1">Tak więc Serva są chyba źle podpię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26T18:22:37.87</dc:date>
    <meta:generator>OpenOffice.org/3.2$Win32 OpenOffice.org_project/320m12$Build-9483</meta:generator>
    <meta:editing-duration>PT00H39M36S</meta:editing-duration>
    <meta:editing-cycles>6</meta:editing-cycles>
    <meta:document-statistic meta:table-count="1" meta:image-count="0" meta:object-count="0" meta:page-count="1" meta:paragraph-count="216" meta:word-count="278" meta:character-count="698"/>
  </office:meta>
</office:document-meta>
</file>